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a628" officeooo:paragraph-rsid="0013a628"/>
    </style:style>
    <style:style style:name="P2" style:family="paragraph" style:parent-style-name="Text_20_body" style:list-style-name="L1">
      <style:text-properties officeooo:rsid="0013a628" officeooo:paragraph-rsid="0013a628"/>
    </style:style>
    <style:style style:name="P3" style:family="paragraph" style:parent-style-name="Text_20_body">
      <style:text-properties officeooo:paragraph-rsid="00141375"/>
    </style:style>
    <style:style style:name="P4" style:family="paragraph" style:parent-style-name="Text_20_body">
      <style:text-properties officeooo:paragraph-rsid="00159d10"/>
    </style:style>
    <style:style style:name="P5" style:family="paragraph" style:parent-style-name="Text_20_body">
      <style:text-properties officeooo:rsid="001b48ac" officeooo:paragraph-rsid="001b48ac"/>
    </style:style>
    <style:style style:name="P6" style:family="paragraph" style:parent-style-name="Text_20_body">
      <style:text-properties officeooo:rsid="001d869a" officeooo:paragraph-rsid="001d869a"/>
    </style:style>
    <style:style style:name="P7" style:family="paragraph" style:parent-style-name="Heading_20_2">
      <style:text-properties officeooo:rsid="00159d10" officeooo:paragraph-rsid="00159d10"/>
    </style:style>
    <style:style style:name="T1" style:family="text">
      <style:text-properties officeooo:rsid="0013a628"/>
    </style:style>
    <style:style style:name="T2" style:family="text">
      <style:text-properties officeooo:rsid="00141375"/>
    </style:style>
    <style:style style:name="T3" style:family="text">
      <style:text-properties officeooo:rsid="0016e22c"/>
    </style:style>
    <style:style style:name="T4" style:family="text">
      <style:text-properties officeooo:rsid="001c2823"/>
    </style:style>
    <style:style style:name="T5" style:family="text">
      <style:text-properties officeooo:rsid="001c89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ar<text:span text:style-name="T2">ison of</text:span> <text:span text:style-name="T1">graph libraries for flow modeling in the backend</text:span></text:h>
      <text:p text:style-name="P1">Criteria for comparison:</text:p>
      <text:list xml:id="list4149313082" text:style-name="L1">
        <text:list-item>
          <text:p text:style-name="P2">max. 100.000 Actors (nodes)</text:p>
        </text:list-item>
        <text:list-item>
          <text:p text:style-name="P2">max. 10s waiting time at the user when computing changes in the flows</text:p>
        </text:list-item>
        <text:list-item>
          <text:p text:style-name="P2">ease of implementation &amp; maintenance due to the library dependencies and complexity</text:p>
        </text:list-item>
      </text:list>
      <text:p text:style-name="P1"/>
      <text:h text:style-name="P7" text:outline-level="2">networkx</text:h>
      <text:p text:style-name="P4"/>
      <text:h text:style-name="Heading_20_2" text:outline-level="2"><text:span text:style-name="T3">i</text:span>graph</text:h>
      <text:p text:style-name="P5">The development of the python interface <text:span text:style-name="T4">(and the library in general) seems to be </text:span>stopped, because the developer is not much involved in the project anymore<text:note text:id="ftn0" text:note-class="footnote"><text:note-citation>1</text:note-citation><text:note-body><text:p text:style-name="Footnote"><text:a xlink:type="simple" xlink:href="https://github.com/igraph/python-igraph/issues/157#issuecomment-376819278" text:style-name="Internet_20_link" text:visited-style-name="Visited_20_Internet_20_Link">https://github.com/igraph/python-igraph/issues/157#issuecomment-376819278</text:a></text:p></text:note-body></text:note>. <text:span text:style-name="T5">Last bugfix release of the C core was at the end of 2016.</text:span></text:p>
      <text:p text:style-name="P6">Nevertheless, it can be still used if not needed to plot the graph.</text:p>
      <text:p text:style-name="P6">Generating a graph of 100000 nodes with Erdős-Rényi model takes about 1 minute on a powerful server (32 cores, lots of RAM), and its not possible to do on a laptop due to memory limitations. The resulting graph takes up about 2,6Gb space when saved in the GRAPHML forma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3:46:20.714831078</meta:creation-date>
    <dc:date>2018-05-25T17:01:48.361849078</dc:date>
    <meta:editing-duration>PT1H5M9S</meta:editing-duration>
    <meta:editing-cycles>6</meta:editing-cycles>
    <meta:generator>LibreOffice/6.0.4.2$Linux_X86_64 LibreOffice_project/00m0$Build-2</meta:generator>
    <meta:document-statistic meta:table-count="0" meta:image-count="0" meta:object-count="0" meta:page-count="1" meta:paragraph-count="11" meta:word-count="149" meta:character-count="911" meta:non-whitespace-character-count="776"/>
  </office:meta>
</office:document-meta>
</file>